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cc99" fo:wrap-option="wrap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12" table:default-cell-style-name="Default"/>
        <table:table-column table:style-name="co4" table:default-cell-style-name="ce11"/>
        <table:table-column table:style-name="co4" table:number-columns-repeated="1004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number-columns-repeated="11"/>
          <table:table-cell table:style-name="ce9" table:number-columns-repeated="32"/>
          <table:table-cell table:number-columns-repeated="97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1024" calcext:value-type="float">
            <text:p>1024</text:p>
          </table:table-cell>
          <table:table-cell table:style-name="ce7" table:formula="of:=[.K2]*2" office:value-type="float" office:value="512" calcext:value-type="float">
            <text:p>512</text:p>
          </table:table-cell>
          <table:table-cell table:style-name="ce7" table:formula="of:=[.L2]*2" office:value-type="float" office:value="256" calcext:value-type="float">
            <text:p>256</text:p>
          </table:table-cell>
          <table:table-cell table:style-name="ce7" table:formula="of:=[.M2]*2" office:value-type="float" office:value="128" calcext:value-type="float">
            <text:p>128</text:p>
          </table:table-cell>
          <table:table-cell table:style-name="ce7" table:formula="of:=[.N2]*2" office:value-type="float" office:value="64" calcext:value-type="float">
            <text:p>64</text:p>
          </table:table-cell>
          <table:table-cell table:style-name="ce7" table:formula="of:=[.O2]*2" office:value-type="float" office:value="32" calcext:value-type="float">
            <text:p>32</text:p>
          </table:table-cell>
          <table:table-cell table:style-name="ce7" table:formula="of:=[.P2]*2" office:value-type="float" office:value="16" calcext:value-type="float">
            <text:p>16</text:p>
          </table:table-cell>
          <table:table-cell table:style-name="ce7" table:formula="of:=[.Q2]*2" office:value-type="float" office:value="8" calcext:value-type="float">
            <text:p>8</text:p>
          </table:table-cell>
          <table:table-cell table:style-name="ce7" table:formula="of:=[.R2]*2" office:value-type="float" office:value="4" calcext:value-type="float">
            <text:p>4</text:p>
          </table:table-cell>
          <table:table-cell table:style-name="ce7" table:formula="of:=[.S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U2]*2" office:value-type="float" office:value="2147483648" calcext:value-type="float">
            <text:p>2147483648</text:p>
          </table:table-cell>
          <table:table-cell table:style-name="ce9" table:formula="of:=[.V2]*2" office:value-type="float" office:value="1073741824" calcext:value-type="float">
            <text:p>1073741824</text:p>
          </table:table-cell>
          <table:table-cell table:style-name="ce9" table:formula="of:=[.W2]*2" office:value-type="float" office:value="536870912" calcext:value-type="float">
            <text:p>536870912</text:p>
          </table:table-cell>
          <table:table-cell table:style-name="ce9" table:formula="of:=[.X2]*2" office:value-type="float" office:value="268435456" calcext:value-type="float">
            <text:p>268435456</text:p>
          </table:table-cell>
          <table:table-cell table:style-name="ce9" table:formula="of:=[.Y2]*2" office:value-type="float" office:value="134217728" calcext:value-type="float">
            <text:p>134217728</text:p>
          </table:table-cell>
          <table:table-cell table:style-name="ce9" table:formula="of:=[.Z2]*2" office:value-type="float" office:value="67108864" calcext:value-type="float">
            <text:p>67108864</text:p>
          </table:table-cell>
          <table:table-cell table:style-name="ce9" table:formula="of:=[.AA2]*2" office:value-type="float" office:value="33554432" calcext:value-type="float">
            <text:p>33554432</text:p>
          </table:table-cell>
          <table:table-cell table:style-name="ce9" table:formula="of:=[.AB2]*2" office:value-type="float" office:value="16777216" calcext:value-type="float">
            <text:p>16777216</text:p>
          </table:table-cell>
          <table:table-cell table:style-name="ce9" table:formula="of:=[.AC2]*2" office:value-type="float" office:value="8388608" calcext:value-type="float">
            <text:p>8388608</text:p>
          </table:table-cell>
          <table:table-cell table:style-name="ce9" table:formula="of:=[.AD2]*2" office:value-type="float" office:value="4194304" calcext:value-type="float">
            <text:p>4194304</text:p>
          </table:table-cell>
          <table:table-cell table:style-name="ce9" table:formula="of:=[.AE2]*2" office:value-type="float" office:value="2097152" calcext:value-type="float">
            <text:p>2097152</text:p>
          </table:table-cell>
          <table:table-cell table:style-name="ce9" table:formula="of:=[.AF2]*2" office:value-type="float" office:value="1048576" calcext:value-type="float">
            <text:p>1048576</text:p>
          </table:table-cell>
          <table:table-cell table:style-name="ce9" table:formula="of:=[.AG2]*2" office:value-type="float" office:value="524288" calcext:value-type="float">
            <text:p>524288</text:p>
          </table:table-cell>
          <table:table-cell table:style-name="ce9" table:formula="of:=[.AH2]*2" office:value-type="float" office:value="262144" calcext:value-type="float">
            <text:p>262144</text:p>
          </table:table-cell>
          <table:table-cell table:style-name="ce9" table:formula="of:=[.AI2]*2" office:value-type="float" office:value="131072" calcext:value-type="float">
            <text:p>131072</text:p>
          </table:table-cell>
          <table:table-cell table:style-name="ce9" table:formula="of:=[.AJ2]*2" office:value-type="float" office:value="65536" calcext:value-type="float">
            <text:p>65536</text:p>
          </table:table-cell>
          <table:table-cell table:style-name="ce9" table:formula="of:=[.AK2]*2" office:value-type="float" office:value="32768" calcext:value-type="float">
            <text:p>32768</text:p>
          </table:table-cell>
          <table:table-cell table:style-name="ce9" table:formula="of:=[.AL2]*2" office:value-type="float" office:value="16384" calcext:value-type="float">
            <text:p>16384</text:p>
          </table:table-cell>
          <table:table-cell table:style-name="ce9" table:formula="of:=[.AM2]*2" office:value-type="float" office:value="8192" calcext:value-type="float">
            <text:p>8192</text:p>
          </table:table-cell>
          <table:table-cell table:style-name="ce9" table:formula="of:=[.AN2]*2" office:value-type="float" office:value="4096" calcext:value-type="float">
            <text:p>4096</text:p>
          </table:table-cell>
          <table:table-cell table:style-name="ce9" table:formula="of:=[.AO2]*2" office:value-type="float" office:value="2048" calcext:value-type="float">
            <text:p>2048</text:p>
          </table:table-cell>
          <table:table-cell table:style-name="ce9" table:formula="of:=[.AP2]*2" office:value-type="float" office:value="1024" calcext:value-type="float">
            <text:p>1024</text:p>
          </table:table-cell>
          <table:table-cell table:style-name="ce9" table:formula="of:=[.AQ2]*2" office:value-type="float" office:value="512" calcext:value-type="float">
            <text:p>512</text:p>
          </table:table-cell>
          <table:table-cell table:style-name="ce9" table:formula="of:=[.AR2]*2" office:value-type="float" office:value="256" calcext:value-type="float">
            <text:p>256</text:p>
          </table:table-cell>
          <table:table-cell table:style-name="ce9" table:formula="of:=[.AS2]*2" office:value-type="float" office:value="128" calcext:value-type="float">
            <text:p>128</text:p>
          </table:table-cell>
          <table:table-cell table:style-name="ce9" table:formula="of:=[.AT2]*2" office:value-type="float" office:value="64" calcext:value-type="float">
            <text:p>64</text:p>
          </table:table-cell>
          <table:table-cell table:style-name="ce9" table:formula="of:=[.AU2]*2" office:value-type="float" office:value="32" calcext:value-type="float">
            <text:p>32</text:p>
          </table:table-cell>
          <table:table-cell table:style-name="ce9" table:formula="of:=[.AV2]*2" office:value-type="float" office:value="16" calcext:value-type="float">
            <text:p>16</text:p>
          </table:table-cell>
          <table:table-cell table:style-name="ce9" table:formula="of:=[.AW2]*2" office:value-type="float" office:value="8" calcext:value-type="float">
            <text:p>8</text:p>
          </table:table-cell>
          <table:table-cell table:style-name="ce9" table:formula="of:=[.AX2]*2" office:value-type="float" office:value="4" calcext:value-type="float">
            <text:p>4</text:p>
          </table:table-cell>
          <table:table-cell table:style-name="ce9" table:formula="of:=[.AY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10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HI_RD</text:p>
          </table:table-cell>
          <table:table-cell table:style-name="ce7" office:value-type="string" calcext:value-type="string">
            <text:p>LO_RD</text:p>
          </table:table-cell>
          <table:table-cell table:style-name="ce7" office:value-type="string" calcext:value-type="string">
            <text:p>SP_DEC</text:p>
          </table:table-cell>
          <table:table-cell table:style-name="ce7" office:value-type="string" calcext:value-type="string">
            <text:p>SP_WR</text:p>
          </table:table-cell>
          <table:table-cell table:style-name="ce7" office:value-type="string" calcext:value-type="string">
            <text:p>SPH</text:p>
          </table:table-cell>
          <table:table-cell table:style-name="ce7" office:value-type="string" calcext:value-type="string">
            <text:p>SP_RAM</text:p>
          </table:table-cell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style-name="ce7" table:number-columns-repeated="2"/>
          <table:table-cell table:style-name="ce12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F_WR</text:p>
          </table:table-cell>
          <table:table-cell table:style-name="ce9" office:value-type="string" calcext:value-type="string">
            <text:p>F_RD</text:p>
          </table:table-cell>
          <table:table-cell table:style-name="ce9" office:value-type="string" calcext:value-type="string">
            <text:p>LO_RD</text:p>
          </table:table-cell>
          <table:table-cell table:style-name="ce9" office:value-type="string" calcext:value-type="string">
            <text:p>HI_RD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ce3" table:number-columns-repeated="16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S6]*[.S$2]+[.R6]*[.R$2]+[.Q6]*[.Q$2]+[.P6]*[.P$2]+[.O6]*[.O$2]+[.N6]*[.N$2]+[.M6]*[.M$2]+[.L6]*[.L$2]+[.K6]*[.K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" office:value-type="float" office:value="270336" calcext:value-type="float">
            <text:p>270336</text:p>
          </table:table-cell>
          <table:table-cell table:number-columns-repeated="11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S7]*[.S$2]+[.R7]*[.R$2]+[.Q7]*[.Q$2]+[.P7]*[.P$2]+[.O7]*[.O$2]+[.N7]*[.N$2]+[.M7]*[.M$2]+[.L7]*[.L$2]+[.K7]*[.K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" office:value-type="float" office:value="4096" calcext:value-type="float">
            <text:p>4096</text:p>
          </table:table-cell>
          <table:table-cell table:number-columns-repeated="11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S8]*[.S$2]+[.R8]*[.R$2]+[.Q8]*[.Q$2]+[.P8]*[.P$2]+[.O8]*[.O$2]+[.N8]*[.N$2]+[.M8]*[.M$2]+[.L8]*[.L$2]+[.K8]*[.K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" office:value-type="float" office:value="0" calcext:value-type="float">
            <text:p>0</text:p>
          </table:table-cell>
          <table:table-cell table:number-columns-repeated="11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S9]*[.S$2]+[.R9]*[.R$2]+[.Q9]*[.Q$2]+[.P9]*[.P$2]+[.O9]*[.O$2]+[.N9]*[.N$2]+[.M9]*[.M$2]+[.L9]*[.L$2]+[.K9]*[.K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" office:value-type="float" office:value="1152" calcext:value-type="float">
            <text:p>1152</text:p>
          </table:table-cell>
          <table:table-cell table:number-columns-repeated="11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S10]*[.S$2]+[.R10]*[.R$2]+[.Q10]*[.Q$2]+[.P10]*[.P$2]+[.O10]*[.O$2]+[.N10]*[.N$2]+[.M10]*[.M$2]+[.L10]*[.L$2]+[.K10]*[.K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S11]*[.S$2]+[.R11]*[.R$2]+[.Q11]*[.Q$2]+[.P11]*[.P$2]+[.O11]*[.O$2]+[.N11]*[.N$2]+[.M11]*[.M$2]+[.L11]*[.L$2]+[.K11]*[.K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" office:value-type="float" office:value="262144" calcext:value-type="float">
            <text:p>26214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S12]*[.S$2]+[.R12]*[.R$2]+[.Q12]*[.Q$2]+[.P12]*[.P$2]+[.O12]*[.O$2]+[.N12]*[.N$2]+[.M12]*[.M$2]+[.L12]*[.L$2]+[.K12]*[.K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S13]*[.S$2]+[.R13]*[.R$2]+[.Q13]*[.Q$2]+[.P13]*[.P$2]+[.O13]*[.O$2]+[.N13]*[.N$2]+[.M13]*[.M$2]+[.L13]*[.L$2]+[.K13]*[.K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" office:value-type="float" office:value="128" calcext:value-type="float">
            <text:p>128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S14]*[.S$2]+[.R14]*[.R$2]+[.Q14]*[.Q$2]+[.P14]*[.P$2]+[.O14]*[.O$2]+[.N14]*[.N$2]+[.M14]*[.M$2]+[.L14]*[.L$2]+[.K14]*[.K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S15]*[.S$2]+[.R15]*[.R$2]+[.Q15]*[.Q$2]+[.P15]*[.P$2]+[.O15]*[.O$2]+[.N15]*[.N$2]+[.M15]*[.M$2]+[.L15]*[.L$2]+[.K15]*[.K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" office:value-type="float" office:value="262144" calcext:value-type="float">
            <text:p>26214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S16]*[.S$2]+[.R16]*[.R$2]+[.Q16]*[.Q$2]+[.P16]*[.P$2]+[.O16]*[.O$2]+[.N16]*[.N$2]+[.M16]*[.M$2]+[.L16]*[.L$2]+[.K16]*[.K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S17]*[.S$2]+[.R17]*[.R$2]+[.Q17]*[.Q$2]+[.P17]*[.P$2]+[.O17]*[.O$2]+[.N17]*[.N$2]+[.M17]*[.M$2]+[.L17]*[.L$2]+[.K17]*[.K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" office:value-type="float" office:value="512" calcext:value-type="float">
            <text:p>512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S18]*[.S$2]+[.R18]*[.R$2]+[.Q18]*[.Q$2]+[.P18]*[.P$2]+[.O18]*[.O$2]+[.N18]*[.N$2]+[.M18]*[.M$2]+[.L18]*[.L$2]+[.K18]*[.K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S19]*[.S$2]+[.R19]*[.R$2]+[.Q19]*[.Q$2]+[.P19]*[.P$2]+[.O19]*[.O$2]+[.N19]*[.N$2]+[.M19]*[.M$2]+[.L19]*[.L$2]+[.K19]*[.K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" office:value-type="float" office:value="262144" calcext:value-type="float">
            <text:p>26214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S20]*[.S$2]+[.R20]*[.R$2]+[.Q20]*[.Q$2]+[.P20]*[.P$2]+[.O20]*[.O$2]+[.N20]*[.N$2]+[.M20]*[.M$2]+[.L20]*[.L$2]+[.K20]*[.K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S21]*[.S$2]+[.R21]*[.R$2]+[.Q21]*[.Q$2]+[.P21]*[.P$2]+[.O21]*[.O$2]+[.N21]*[.N$2]+[.M21]*[.M$2]+[.L21]*[.L$2]+[.K21]*[.K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" office:value-type="float" office:value="278528" calcext:value-type="float">
            <text:p>278528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S22]*[.S$2]+[.R22]*[.R$2]+[.Q22]*[.Q$2]+[.P22]*[.P$2]+[.O22]*[.O$2]+[.N22]*[.N$2]+[.M22]*[.M$2]+[.L22]*[.L$2]+[.K22]*[.K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S23]*[.S$2]+[.R23]*[.R$2]+[.Q23]*[.Q$2]+[.P23]*[.P$2]+[.O23]*[.O$2]+[.N23]*[.N$2]+[.M23]*[.M$2]+[.L23]*[.L$2]+[.K23]*[.K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" office:value-type="float" office:value="294912" calcext:value-type="float">
            <text:p>29491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S24]*[.S$2]+[.R24]*[.R$2]+[.Q24]*[.Q$2]+[.P24]*[.P$2]+[.O24]*[.O$2]+[.N24]*[.N$2]+[.M24]*[.M$2]+[.L24]*[.L$2]+[.K24]*[.K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S25]*[.S$2]+[.R25]*[.R$2]+[.Q25]*[.Q$2]+[.P25]*[.P$2]+[.O25]*[.O$2]+[.N25]*[.N$2]+[.M25]*[.M$2]+[.L25]*[.L$2]+[.K25]*[.K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" office:value-type="float" office:value="65536" calcext:value-type="float">
            <text:p>65536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S26]*[.S$2]+[.R26]*[.R$2]+[.Q26]*[.Q$2]+[.P26]*[.P$2]+[.O26]*[.O$2]+[.N26]*[.N$2]+[.M26]*[.M$2]+[.L26]*[.L$2]+[.K26]*[.K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" office:value-type="float" office:value="2147483648" calcext:value-type="float">
            <text:p>2147483648</text:p>
          </table:table-cell>
          <table:table-cell table:number-columns-repeated="7"/>
          <table:table-cell table:style-name="ce11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14"/>
          <table:table-cell table:style-name="ce10"/>
          <table:table-cell table:number-columns-repeated="989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S27]*[.S$2]+[.R27]*[.R$2]+[.Q27]*[.Q$2]+[.P27]*[.P$2]+[.O27]*[.O$2]+[.N27]*[.N$2]+[.M27]*[.M$2]+[.L27]*[.L$2]+[.K27]*[.K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" office:value-type="float" office:value="768" calcext:value-type="float">
            <text:p>768</text:p>
          </table:table-cell>
          <table:table-cell table:number-columns-repeated="3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S28]*[.S$2]+[.R28]*[.R$2]+[.Q28]*[.Q$2]+[.P28]*[.P$2]+[.O28]*[.O$2]+[.N28]*[.N$2]+[.M28]*[.M$2]+[.L28]*[.L$2]+[.K28]*[.K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S29]*[.S$2]+[.R29]*[.R$2]+[.Q29]*[.Q$2]+[.P29]*[.P$2]+[.O29]*[.O$2]+[.N29]*[.N$2]+[.M29]*[.M$2]+[.L29]*[.L$2]+[.K29]*[.K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" office:value-type="float" office:value="33024" calcext:value-type="float">
            <text:p>33024</text:p>
          </table:table-cell>
          <table:table-cell table:number-columns-repeated="11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S30]*[.S$2]+[.R30]*[.R$2]+[.Q30]*[.Q$2]+[.P30]*[.P$2]+[.O30]*[.O$2]+[.N30]*[.N$2]+[.M30]*[.M$2]+[.L30]*[.L$2]+[.K30]*[.K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S31]*[.S$2]+[.R31]*[.R$2]+[.Q31]*[.Q$2]+[.P31]*[.P$2]+[.O31]*[.O$2]+[.N31]*[.N$2]+[.M31]*[.M$2]+[.L31]*[.L$2]+[.K31]*[.K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" office:value-type="float" office:value="16640" calcext:value-type="float">
            <text:p>16640</text:p>
          </table:table-cell>
          <table:table-cell table:number-columns-repeated="11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S32]*[.S$2]+[.R32]*[.R$2]+[.Q32]*[.Q$2]+[.P32]*[.P$2]+[.O32]*[.O$2]+[.N32]*[.N$2]+[.M32]*[.M$2]+[.L32]*[.L$2]+[.K32]*[.K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S33]*[.S$2]+[.R33]*[.R$2]+[.Q33]*[.Q$2]+[.P33]*[.P$2]+[.O33]*[.O$2]+[.N33]*[.N$2]+[.M33]*[.M$2]+[.L33]*[.L$2]+[.K33]*[.K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T33]*[.$T$2]+[.U33]*[.$U$2]+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" office:value-type="float" office:value="278528" calcext:value-type="float">
            <text:p>278528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S34]*[.S$2]+[.R34]*[.R$2]+[.Q34]*[.Q$2]+[.P34]*[.P$2]+[.O34]*[.O$2]+[.N34]*[.N$2]+[.M34]*[.M$2]+[.L34]*[.L$2]+[.K34]*[.K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T34]*[.$T$2]+[.U34]*[.$U$2]+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S35]*[.S$2]+[.R35]*[.R$2]+[.Q35]*[.Q$2]+[.P35]*[.P$2]+[.O35]*[.O$2]+[.N35]*[.N$2]+[.M35]*[.M$2]+[.L35]*[.L$2]+[.K35]*[.K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T35]*[.$T$2]+[.U35]*[.$U$2]+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" office:value-type="float" office:value="294912" calcext:value-type="float">
            <text:p>29491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S36]*[.S$2]+[.R36]*[.R$2]+[.Q36]*[.Q$2]+[.P36]*[.P$2]+[.O36]*[.O$2]+[.N36]*[.N$2]+[.M36]*[.M$2]+[.L36]*[.L$2]+[.K36]*[.K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37];8)" office:value-type="string" office:string-value="00000000" calcext:value-type="string">
            <text:p>00000000</text:p>
          </table:table-cell>
          <table:table-cell table:formula="of:=[.S37]*[.S$2]+[.R37]*[.R$2]+[.Q37]*[.Q$2]+[.P37]*[.P$2]+[.O37]*[.O$2]+[.N37]*[.N$2]+[.M37]*[.M$2]+[.L37]*[.L$2]+[.K37]*[.K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" office:value-type="float" office:value="65792" calcext:value-type="float">
            <text:p>65792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S38]*[.S$2]+[.R38]*[.R$2]+[.Q38]*[.Q$2]+[.P38]*[.P$2]+[.O38]*[.O$2]+[.N38]*[.N$2]+[.M38]*[.M$2]+[.L38]*[.L$2]+[.K38]*[.K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S39]*[.S$2]+[.R39]*[.R$2]+[.Q39]*[.Q$2]+[.P39]*[.P$2]+[.O39]*[.O$2]+[.N39]*[.N$2]+[.M39]*[.M$2]+[.L39]*[.L$2]+[.K39]*[.K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" office:value-type="float" office:value="278528" calcext:value-type="float">
            <text:p>278528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S40]*[.S$2]+[.R40]*[.R$2]+[.Q40]*[.Q$2]+[.P40]*[.P$2]+[.O40]*[.O$2]+[.N40]*[.N$2]+[.M40]*[.M$2]+[.L40]*[.L$2]+[.K40]*[.K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S41]*[.S$2]+[.R41]*[.R$2]+[.Q41]*[.Q$2]+[.P41]*[.P$2]+[.O41]*[.O$2]+[.N41]*[.N$2]+[.M41]*[.M$2]+[.L41]*[.L$2]+[.K41]*[.K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" office:value-type="float" office:value="294912" calcext:value-type="float">
            <text:p>29491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S42]*[.S$2]+[.R42]*[.R$2]+[.Q42]*[.Q$2]+[.P42]*[.P$2]+[.O42]*[.O$2]+[.N42]*[.N$2]+[.M42]*[.M$2]+[.L42]*[.L$2]+[.K42]*[.K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S43]*[.S$2]+[.R43]*[.R$2]+[.Q43]*[.Q$2]+[.P43]*[.P$2]+[.O43]*[.O$2]+[.N43]*[.N$2]+[.M43]*[.M$2]+[.L43]*[.L$2]+[.K43]*[.K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" office:value-type="float" office:value="66560" calcext:value-type="float">
            <text:p>66560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S44]*[.S$2]+[.R44]*[.R$2]+[.Q44]*[.Q$2]+[.P44]*[.P$2]+[.O44]*[.O$2]+[.N44]*[.N$2]+[.M44]*[.M$2]+[.L44]*[.L$2]+[.K44]*[.K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S45]*[.S$2]+[.R45]*[.R$2]+[.Q45]*[.Q$2]+[.P45]*[.P$2]+[.O45]*[.O$2]+[.N45]*[.N$2]+[.M45]*[.M$2]+[.L45]*[.L$2]+[.K45]*[.K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" office:value-type="float" office:value="278528" calcext:value-type="float">
            <text:p>278528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S46]*[.S$2]+[.R46]*[.R$2]+[.Q46]*[.Q$2]+[.P46]*[.P$2]+[.O46]*[.O$2]+[.N46]*[.N$2]+[.M46]*[.M$2]+[.L46]*[.L$2]+[.K46]*[.K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S47]*[.S$2]+[.R47]*[.R$2]+[.Q47]*[.Q$2]+[.P47]*[.P$2]+[.O47]*[.O$2]+[.N47]*[.N$2]+[.M47]*[.M$2]+[.L47]*[.L$2]+[.K47]*[.K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" office:value-type="float" office:value="294912" calcext:value-type="float">
            <text:p>29491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S48]*[.S$2]+[.R48]*[.R$2]+[.Q48]*[.Q$2]+[.P48]*[.P$2]+[.O48]*[.O$2]+[.N48]*[.N$2]+[.M48]*[.M$2]+[.L48]*[.L$2]+[.K48]*[.K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S49]*[.S$2]+[.R49]*[.R$2]+[.Q49]*[.Q$2]+[.P49]*[.P$2]+[.O49]*[.O$2]+[.N49]*[.N$2]+[.M49]*[.M$2]+[.L49]*[.L$2]+[.K49]*[.K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" office:value-type="float" office:value="131200" calcext:value-type="float">
            <text:p>131200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7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S50]*[.S$2]+[.R50]*[.R$2]+[.Q50]*[.Q$2]+[.P50]*[.P$2]+[.O50]*[.O$2]+[.N50]*[.N$2]+[.M50]*[.M$2]+[.L50]*[.L$2]+[.K50]*[.K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S51]*[.S$2]+[.R51]*[.R$2]+[.Q51]*[.Q$2]+[.P51]*[.P$2]+[.O51]*[.O$2]+[.N51]*[.N$2]+[.M51]*[.M$2]+[.L51]*[.L$2]+[.K51]*[.K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" office:value-type="float" office:value="278528" calcext:value-type="float">
            <text:p>278528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S52]*[.S$2]+[.R52]*[.R$2]+[.Q52]*[.Q$2]+[.P52]*[.P$2]+[.O52]*[.O$2]+[.N52]*[.N$2]+[.M52]*[.M$2]+[.L52]*[.L$2]+[.K52]*[.K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S53]*[.S$2]+[.R53]*[.R$2]+[.Q53]*[.Q$2]+[.P53]*[.P$2]+[.O53]*[.O$2]+[.N53]*[.N$2]+[.M53]*[.M$2]+[.L53]*[.L$2]+[.K53]*[.K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" office:value-type="float" office:value="294912" calcext:value-type="float">
            <text:p>29491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S54]*[.S$2]+[.R54]*[.R$2]+[.Q54]*[.Q$2]+[.P54]*[.P$2]+[.O54]*[.O$2]+[.N54]*[.N$2]+[.M54]*[.M$2]+[.L54]*[.L$2]+[.K54]*[.K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S55]*[.S$2]+[.R55]*[.R$2]+[.Q55]*[.Q$2]+[.P55]*[.P$2]+[.O55]*[.O$2]+[.N55]*[.N$2]+[.M55]*[.M$2]+[.L55]*[.L$2]+[.K55]*[.K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" office:value-type="float" office:value="131584" calcext:value-type="float">
            <text:p>131584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S56]*[.S$2]+[.R56]*[.R$2]+[.Q56]*[.Q$2]+[.P56]*[.P$2]+[.O56]*[.O$2]+[.N56]*[.N$2]+[.M56]*[.M$2]+[.L56]*[.L$2]+[.K56]*[.K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S57]*[.S$2]+[.R57]*[.R$2]+[.Q57]*[.Q$2]+[.P57]*[.P$2]+[.O57]*[.O$2]+[.N57]*[.N$2]+[.M57]*[.M$2]+[.L57]*[.L$2]+[.K57]*[.K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" office:value-type="float" office:value="262144" calcext:value-type="float">
            <text:p>26214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S58]*[.S$2]+[.R58]*[.R$2]+[.Q58]*[.Q$2]+[.P58]*[.P$2]+[.O58]*[.O$2]+[.N58]*[.N$2]+[.M58]*[.M$2]+[.L58]*[.L$2]+[.K58]*[.K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S59]*[.S$2]+[.R59]*[.R$2]+[.Q59]*[.Q$2]+[.P59]*[.P$2]+[.O59]*[.O$2]+[.N59]*[.N$2]+[.M59]*[.M$2]+[.L59]*[.L$2]+[.K59]*[.K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" office:value-type="float" office:value="278528" calcext:value-type="float">
            <text:p>278528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S60]*[.S$2]+[.R60]*[.R$2]+[.Q60]*[.Q$2]+[.P60]*[.P$2]+[.O60]*[.O$2]+[.N60]*[.N$2]+[.M60]*[.M$2]+[.L60]*[.L$2]+[.K60]*[.K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S61]*[.S$2]+[.R61]*[.R$2]+[.Q61]*[.Q$2]+[.P61]*[.P$2]+[.O61]*[.O$2]+[.N61]*[.N$2]+[.M61]*[.M$2]+[.L61]*[.L$2]+[.K61]*[.K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" office:value-type="float" office:value="294912" calcext:value-type="float">
            <text:p>29491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S62]*[.S$2]+[.R62]*[.R$2]+[.Q62]*[.Q$2]+[.P62]*[.P$2]+[.O62]*[.O$2]+[.N62]*[.N$2]+[.M62]*[.M$2]+[.L62]*[.L$2]+[.K62]*[.K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S63]*[.S$2]+[.R63]*[.R$2]+[.Q63]*[.Q$2]+[.P63]*[.P$2]+[.O63]*[.O$2]+[.N63]*[.N$2]+[.M63]*[.M$2]+[.L63]*[.L$2]+[.K63]*[.K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" office:value-type="float" office:value="131072" calcext:value-type="float">
            <text:p>131072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S64]*[.S$2]+[.R64]*[.R$2]+[.Q64]*[.Q$2]+[.P64]*[.P$2]+[.O64]*[.O$2]+[.N64]*[.N$2]+[.M64]*[.M$2]+[.L64]*[.L$2]+[.K64]*[.K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S65]*[.S$2]+[.R65]*[.R$2]+[.Q65]*[.Q$2]+[.P65]*[.P$2]+[.O65]*[.O$2]+[.N65]*[.N$2]+[.M65]*[.M$2]+[.L65]*[.L$2]+[.K65]*[.K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" office:value-type="float" office:value="262272" calcext:value-type="float">
            <text:p>26227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S66]*[.S$2]+[.R66]*[.R$2]+[.Q66]*[.Q$2]+[.P66]*[.P$2]+[.O66]*[.O$2]+[.N66]*[.N$2]+[.M66]*[.M$2]+[.L66]*[.L$2]+[.K66]*[.K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S67]*[.S$2]+[.R67]*[.R$2]+[.Q67]*[.Q$2]+[.P67]*[.P$2]+[.O67]*[.O$2]+[.N67]*[.N$2]+[.M67]*[.M$2]+[.L67]*[.L$2]+[.K67]*[.K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S68]*[.S$2]+[.R68]*[.R$2]+[.Q68]*[.Q$2]+[.P68]*[.P$2]+[.O68]*[.O$2]+[.N68]*[.N$2]+[.M68]*[.M$2]+[.L68]*[.L$2]+[.K68]*[.K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" office:value-type="float" office:value="262656" calcext:value-type="float">
            <text:p>262656</text:p>
          </table:table-cell>
          <table:table-cell table:number-columns-repeated="24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S69]*[.S$2]+[.R69]*[.R$2]+[.Q69]*[.Q$2]+[.P69]*[.P$2]+[.O69]*[.O$2]+[.N69]*[.N$2]+[.M69]*[.M$2]+[.L69]*[.L$2]+[.K69]*[.K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" office:value-type="float" office:value="4096" calcext:value-type="float">
            <text:p>4096</text:p>
          </table:table-cell>
          <table:table-cell table:number-columns-repeated="30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S70]*[.S$2]+[.R70]*[.R$2]+[.Q70]*[.Q$2]+[.P70]*[.P$2]+[.O70]*[.O$2]+[.N70]*[.N$2]+[.M70]*[.M$2]+[.L70]*[.L$2]+[.K70]*[.K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3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S71]*[.S$2]+[.R71]*[.R$2]+[.Q71]*[.Q$2]+[.P71]*[.P$2]+[.O71]*[.O$2]+[.N71]*[.N$2]+[.M71]*[.M$2]+[.L71]*[.L$2]+[.K71]*[.K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" office:value-type="float" office:value="262144" calcext:value-type="float">
            <text:p>262144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7"/>
          <table:table-cell table:style-name="ce11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S72]*[.S$2]+[.R72]*[.R$2]+[.Q72]*[.Q$2]+[.P72]*[.P$2]+[.O72]*[.O$2]+[.N72]*[.N$2]+[.M72]*[.M$2]+[.L72]*[.L$2]+[.K72]*[.K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" office:value-type="float" office:value="4096" calcext:value-type="float">
            <text:p>4096</text:p>
          </table:table-cell>
          <table:table-cell table:number-columns-repeated="10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S73]*[.S$2]+[.R73]*[.R$2]+[.Q73]*[.Q$2]+[.P73]*[.P$2]+[.O73]*[.O$2]+[.N73]*[.N$2]+[.M73]*[.M$2]+[.L73]*[.L$2]+[.K73]*[.K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" office:value-type="float" office:value="2147483648" calcext:value-type="float">
            <text:p>2147483648</text:p>
          </table:table-cell>
          <table:table-cell table:number-columns-repeated="10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3" office:value-type="string" calcext:value-type="string">
            <text:p>1F</text:p>
          </table:table-cell>
          <table:table-cell table:formula="of:=DEC2HEX([.F74];8)" office:value-type="string" office:string-value="00000080" calcext:value-type="string">
            <text:p>00000080</text:p>
          </table:table-cell>
          <table:table-cell table:formula="of:=[.S74]*[.S$2]+[.R74]*[.R$2]+[.Q74]*[.Q$2]+[.P74]*[.P$2]+[.O74]*[.O$2]+[.N74]*[.N$2]+[.M74]*[.M$2]+[.L74]*[.L$2]+[.K74]*[.K$2]" office:value-type="float" office:value="128" calcext:value-type="float">
            <text:p>128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" office:value-type="float" office:value="262144" calcext:value-type="float">
            <text:p>262144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S75]*[.S$2]+[.R75]*[.R$2]+[.Q75]*[.Q$2]+[.P75]*[.P$2]+[.O75]*[.O$2]+[.N75]*[.N$2]+[.M75]*[.M$2]+[.L75]*[.L$2]+[.K75]*[.K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S76]*[.S$2]+[.R76]*[.R$2]+[.Q76]*[.Q$2]+[.P76]*[.P$2]+[.O76]*[.O$2]+[.N76]*[.N$2]+[.M76]*[.M$2]+[.L76]*[.L$2]+[.K76]*[.K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S77]*[.S$2]+[.R77]*[.R$2]+[.Q77]*[.Q$2]+[.P77]*[.P$2]+[.O77]*[.O$2]+[.N77]*[.N$2]+[.M77]*[.M$2]+[.L77]*[.L$2]+[.K77]*[.K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" office:value-type="float" office:value="262144" calcext:value-type="float">
            <text:p>262144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S78]*[.S$2]+[.R78]*[.R$2]+[.Q78]*[.Q$2]+[.P78]*[.P$2]+[.O78]*[.O$2]+[.N78]*[.N$2]+[.M78]*[.M$2]+[.L78]*[.L$2]+[.K78]*[.K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S79]*[.S$2]+[.R79]*[.R$2]+[.Q79]*[.Q$2]+[.P79]*[.P$2]+[.O79]*[.O$2]+[.N79]*[.N$2]+[.M79]*[.M$2]+[.L79]*[.L$2]+[.K79]*[.K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" office:value-type="float" office:value="262144" calcext:value-type="float">
            <text:p>262144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S80]*[.S$2]+[.R80]*[.R$2]+[.Q80]*[.Q$2]+[.P80]*[.P$2]+[.O80]*[.O$2]+[.N80]*[.N$2]+[.M80]*[.M$2]+[.L80]*[.L$2]+[.K80]*[.K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S81]*[.S$2]+[.R81]*[.R$2]+[.Q81]*[.Q$2]+[.P81]*[.P$2]+[.O81]*[.O$2]+[.N81]*[.N$2]+[.M81]*[.M$2]+[.L81]*[.L$2]+[.K81]*[.K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S82]*[.S$2]+[.R82]*[.R$2]+[.Q82]*[.Q$2]+[.P82]*[.P$2]+[.O82]*[.O$2]+[.N82]*[.N$2]+[.M82]*[.M$2]+[.L82]*[.L$2]+[.K82]*[.K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" office:value-type="float" office:value="224" calcext:value-type="float">
            <text:p>224</text:p>
          </table:table-cell>
          <table:table-cell table:number-columns-repeated="11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S83]*[.S$2]+[.R83]*[.R$2]+[.Q83]*[.Q$2]+[.P83]*[.P$2]+[.O83]*[.O$2]+[.N83]*[.N$2]+[.M83]*[.M$2]+[.L83]*[.L$2]+[.K83]*[.K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" office:value-type="float" office:value="2147483648" calcext:value-type="float">
            <text:p>2147483648</text:p>
          </table:table-cell>
          <table:table-cell table:number-columns-repeated="11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11" table:number-columns-repeated="2"/>
          <table:table-cell table:number-columns-repeated="976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S84]*[.S$2]+[.R84]*[.R$2]+[.Q84]*[.Q$2]+[.P84]*[.P$2]+[.O84]*[.O$2]+[.N84]*[.N$2]+[.M84]*[.M$2]+[.L84]*[.L$2]+[.K84]*[.K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" office:value-type="float" office:value="225" calcext:value-type="float">
            <text:p>225</text:p>
          </table:table-cell>
          <table:table-cell table:number-columns-repeated="11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S85]*[.S$2]+[.R85]*[.R$2]+[.Q85]*[.Q$2]+[.P85]*[.P$2]+[.O85]*[.O$2]+[.N85]*[.N$2]+[.M85]*[.M$2]+[.L85]*[.L$2]+[.K85]*[.K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" office:value-type="float" office:value="2147483648" calcext:value-type="float">
            <text:p>2147483648</text:p>
          </table:table-cell>
          <table:table-cell table:number-columns-repeated="11"/>
          <table:table-cell table:style-name="ce14"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S86]*[.S$2]+[.R86]*[.R$2]+[.Q86]*[.Q$2]+[.P86]*[.P$2]+[.O86]*[.O$2]+[.N86]*[.N$2]+[.M86]*[.M$2]+[.L86]*[.L$2]+[.K86]*[.K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" office:value-type="float" office:value="278528" calcext:value-type="float">
            <text:p>278528</text:p>
          </table:table-cell>
          <table:table-cell table:number-columns-repeated="11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1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87];8)" office:value-type="string" office:string-value="00000000" calcext:value-type="string">
            <text:p>00000000</text:p>
          </table:table-cell>
          <table:table-cell table:formula="of:=[.S87]*[.S$2]+[.R87]*[.R$2]+[.Q87]*[.Q$2]+[.P87]*[.P$2]+[.O87]*[.O$2]+[.N87]*[.N$2]+[.M87]*[.M$2]+[.L87]*[.L$2]+[.K87]*[.K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" office:value-type="float" office:value="2097408" calcext:value-type="float">
            <text:p>2097408</text:p>
          </table:table-cell>
          <table:table-cell table:number-columns-repeated="11"/>
          <table:table-cell table:style-name="Default"/>
          <table:table-cell table:number-columns-repeated="7"/>
          <table:table-cell table:style-name="ce11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88];8)" office:value-type="string" office:string-value="00000000" calcext:value-type="string">
            <text:p>00000000</text:p>
          </table:table-cell>
          <table:table-cell table:formula="of:=[.S88]*[.S$2]+[.R88]*[.R$2]+[.Q88]*[.Q$2]+[.P88]*[.P$2]+[.O88]*[.O$2]+[.N88]*[.N$2]+[.M88]*[.M$2]+[.L88]*[.L$2]+[.K88]*[.K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" office:value-type="float" office:value="4096" calcext:value-type="float">
            <text:p>4096</text:p>
          </table:table-cell>
          <table:table-cell table:number-columns-repeated="11"/>
          <table:table-cell table:style-name="Default"/>
          <table:table-cell table:number-columns-repeated="7"/>
          <table:table-cell table:style-name="ce11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S89]*[.S$2]+[.R89]*[.R$2]+[.Q89]*[.Q$2]+[.P89]*[.P$2]+[.O89]*[.O$2]+[.N89]*[.N$2]+[.M89]*[.M$2]+[.L89]*[.L$2]+[.K89]*[.K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" office:value-type="float" office:value="2147483648" calcext:value-type="float">
            <text:p>2147483648</text:p>
          </table:table-cell>
          <table:table-cell table:number-columns-repeated="11"/>
          <table:table-cell table:style-name="ce1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S90]*[.S$2]+[.R90]*[.R$2]+[.Q90]*[.Q$2]+[.P90]*[.P$2]+[.O90]*[.O$2]+[.N90]*[.N$2]+[.M90]*[.M$2]+[.L90]*[.L$2]+[.K90]*[.K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" office:value-type="float" office:value="278528" calcext:value-type="float">
            <text:p>278528</text:p>
          </table:table-cell>
          <table:table-cell table:number-columns-repeated="11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S91]*[.S$2]+[.R91]*[.R$2]+[.Q91]*[.Q$2]+[.P91]*[.P$2]+[.O91]*[.O$2]+[.N91]*[.N$2]+[.M91]*[.M$2]+[.L91]*[.L$2]+[.K91]*[.K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" office:value-type="float" office:value="1048704" calcext:value-type="float">
            <text:p>1048704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S92]*[.S$2]+[.R92]*[.R$2]+[.Q92]*[.Q$2]+[.P92]*[.P$2]+[.O92]*[.O$2]+[.N92]*[.N$2]+[.M92]*[.M$2]+[.L92]*[.L$2]+[.K92]*[.K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" office:value-type="float" office:value="4096" calcext:value-type="float">
            <text:p>4096</text:p>
          </table:table-cell>
          <table:table-cell table:number-columns-repeated="30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S93]*[.S$2]+[.R93]*[.R$2]+[.Q93]*[.Q$2]+[.P93]*[.P$2]+[.O93]*[.O$2]+[.N93]*[.N$2]+[.M93]*[.M$2]+[.L93]*[.L$2]+[.K93]*[.K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S94]*[.S$2]+[.R94]*[.R$2]+[.Q94]*[.Q$2]+[.P94]*[.P$2]+[.O94]*[.O$2]+[.N94]*[.N$2]+[.M94]*[.M$2]+[.L94]*[.L$2]+[.K94]*[.K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" office:value-type="float" office:value="1073741824" calcext:value-type="float">
            <text:p>1073741824</text:p>
          </table:table-cell>
          <table:table-cell table:number-columns-repeated="11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S95]*[.S$2]+[.R95]*[.R$2]+[.Q95]*[.Q$2]+[.P95]*[.P$2]+[.O95]*[.O$2]+[.N95]*[.N$2]+[.M95]*[.M$2]+[.L95]*[.L$2]+[.K95]*[.K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" office:value-type="float" office:value="2048" calcext:value-type="float">
            <text:p>2048</text:p>
          </table:table-cell>
          <table:table-cell table:number-columns-repeated="11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S96]*[.S$2]+[.R96]*[.R$2]+[.Q96]*[.Q$2]+[.P96]*[.P$2]+[.O96]*[.O$2]+[.N96]*[.N$2]+[.M96]*[.M$2]+[.L96]*[.L$2]+[.K96]*[.K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S97]*[.S$2]+[.R97]*[.R$2]+[.Q97]*[.Q$2]+[.P97]*[.P$2]+[.O97]*[.O$2]+[.N97]*[.N$2]+[.M97]*[.M$2]+[.L97]*[.L$2]+[.K97]*[.K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" office:value-type="float" office:value="278528" calcext:value-type="float">
            <text:p>278528</text:p>
          </table:table-cell>
          <table:table-cell table:number-columns-repeated="11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S98]*[.S$2]+[.R98]*[.R$2]+[.Q98]*[.Q$2]+[.P98]*[.P$2]+[.O98]*[.O$2]+[.N98]*[.N$2]+[.M98]*[.M$2]+[.L98]*[.L$2]+[.K98]*[.K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" office:value-type="float" office:value="4096" calcext:value-type="float">
            <text:p>4096</text:p>
          </table:table-cell>
          <table:table-cell table:number-columns-repeated="11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S99]*[.S$2]+[.R99]*[.R$2]+[.Q99]*[.Q$2]+[.P99]*[.P$2]+[.O99]*[.O$2]+[.N99]*[.N$2]+[.M99]*[.M$2]+[.L99]*[.L$2]+[.K99]*[.K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" office:value-type="float" office:value="294912" calcext:value-type="float">
            <text:p>294912</text:p>
          </table:table-cell>
          <table:table-cell table:number-columns-repeated="11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S100]*[.S$2]+[.R100]*[.R$2]+[.Q100]*[.Q$2]+[.P100]*[.P$2]+[.O100]*[.O$2]+[.N100]*[.N$2]+[.M100]*[.M$2]+[.L100]*[.L$2]+[.K100]*[.K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" office:value-type="float" office:value="524288" calcext:value-type="float">
            <text:p>524288</text:p>
          </table:table-cell>
          <table:table-cell table:number-columns-repeated="23"/>
          <table:table-cell table:style-name="ce10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S101]*[.S$2]+[.R101]*[.R$2]+[.Q101]*[.Q$2]+[.P101]*[.P$2]+[.O101]*[.O$2]+[.N101]*[.N$2]+[.M101]*[.M$2]+[.L101]*[.L$2]+[.K101]*[.K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S102]*[.S$2]+[.R102]*[.R$2]+[.Q102]*[.Q$2]+[.P102]*[.P$2]+[.O102]*[.O$2]+[.N102]*[.N$2]+[.M102]*[.M$2]+[.L102]*[.L$2]+[.K102]*[.K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T102]*[.$T$2]+[.U102]*[.$U$2]+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" office:value-type="float" office:value="278528" calcext:value-type="float">
            <text:p>278528</text:p>
          </table:table-cell>
          <table:table-cell table:number-columns-repeated="12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S103]*[.S$2]+[.R103]*[.R$2]+[.Q103]*[.Q$2]+[.P103]*[.P$2]+[.O103]*[.O$2]+[.N103]*[.N$2]+[.M103]*[.M$2]+[.L103]*[.L$2]+[.K103]*[.K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T103]*[.$T$2]+[.U103]*[.$U$2]+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" office:value-type="float" office:value="4096" calcext:value-type="float">
            <text:p>4096</text:p>
          </table:table-cell>
          <table:table-cell table:number-columns-repeated="12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S104]*[.S$2]+[.R104]*[.R$2]+[.Q104]*[.Q$2]+[.P104]*[.P$2]+[.O104]*[.O$2]+[.N104]*[.N$2]+[.M104]*[.M$2]+[.L104]*[.L$2]+[.K104]*[.K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T104]*[.$T$2]+[.U104]*[.$U$2]+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" office:value-type="float" office:value="294912" calcext:value-type="float">
            <text:p>294912</text:p>
          </table:table-cell>
          <table:table-cell table:number-columns-repeated="12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S105]*[.S$2]+[.R105]*[.R$2]+[.Q105]*[.Q$2]+[.P105]*[.P$2]+[.O105]*[.O$2]+[.N105]*[.N$2]+[.M105]*[.M$2]+[.L105]*[.L$2]+[.K105]*[.K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T105]*[.$T$2]+[.U105]*[.$U$2]+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" office:value-type="float" office:value="4096" calcext:value-type="float">
            <text:p>4096</text:p>
          </table:table-cell>
          <table:table-cell table:number-columns-repeated="12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S106]*[.S$2]+[.R106]*[.R$2]+[.Q106]*[.Q$2]+[.P106]*[.P$2]+[.O106]*[.O$2]+[.N106]*[.N$2]+[.M106]*[.M$2]+[.L106]*[.L$2]+[.K106]*[.K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T106]*[.$T$2]+[.U106]*[.$U$2]+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" office:value-type="float" office:value="536870912" calcext:value-type="float">
            <text:p>536870912</text:p>
          </table:table-cell>
          <table:table-cell table:number-columns-repeated="12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table:number-columns-repeated="29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S107]*[.S$2]+[.R107]*[.R$2]+[.Q107]*[.Q$2]+[.P107]*[.P$2]+[.O107]*[.O$2]+[.N107]*[.N$2]+[.M107]*[.M$2]+[.L107]*[.L$2]+[.K107]*[.K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T107]*[.$T$2]+[.U107]*[.$U$2]+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" office:value-type="float" office:value="524288" calcext:value-type="float">
            <text:p>524288</text:p>
          </table:table-cell>
          <table:table-cell table:number-columns-repeated="12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S108]*[.S$2]+[.R108]*[.R$2]+[.Q108]*[.Q$2]+[.P108]*[.P$2]+[.O108]*[.O$2]+[.N108]*[.N$2]+[.M108]*[.M$2]+[.L108]*[.L$2]+[.K108]*[.K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T108]*[.$T$2]+[.U108]*[.$U$2]+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S109]*[.S$2]+[.R109]*[.R$2]+[.Q109]*[.Q$2]+[.P109]*[.P$2]+[.O109]*[.O$2]+[.N109]*[.N$2]+[.M109]*[.M$2]+[.L109]*[.L$2]+[.K109]*[.K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T109]*[.$T$2]+[.U109]*[.$U$2]+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" office:value-type="float" office:value="278528" calcext:value-type="float">
            <text:p>278528</text:p>
          </table:table-cell>
          <table:table-cell table:number-columns-repeated="12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S110]*[.S$2]+[.R110]*[.R$2]+[.Q110]*[.Q$2]+[.P110]*[.P$2]+[.O110]*[.O$2]+[.N110]*[.N$2]+[.M110]*[.M$2]+[.L110]*[.L$2]+[.K110]*[.K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T110]*[.$T$2]+[.U110]*[.$U$2]+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" office:value-type="float" office:value="4096" calcext:value-type="float">
            <text:p>4096</text:p>
          </table:table-cell>
          <table:table-cell table:number-columns-repeated="12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S111]*[.S$2]+[.R111]*[.R$2]+[.Q111]*[.Q$2]+[.P111]*[.P$2]+[.O111]*[.O$2]+[.N111]*[.N$2]+[.M111]*[.M$2]+[.L111]*[.L$2]+[.K111]*[.K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T111]*[.$T$2]+[.U111]*[.$U$2]+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" office:value-type="float" office:value="294912" calcext:value-type="float">
            <text:p>294912</text:p>
          </table:table-cell>
          <table:table-cell table:number-columns-repeated="12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S112]*[.S$2]+[.R112]*[.R$2]+[.Q112]*[.Q$2]+[.P112]*[.P$2]+[.O112]*[.O$2]+[.N112]*[.N$2]+[.M112]*[.M$2]+[.L112]*[.L$2]+[.K112]*[.K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T112]*[.$T$2]+[.U112]*[.$U$2]+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" office:value-type="float" office:value="4096" calcext:value-type="float">
            <text:p>4096</text:p>
          </table:table-cell>
          <table:table-cell table:number-columns-repeated="12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S113]*[.S$2]+[.R113]*[.R$2]+[.Q113]*[.Q$2]+[.P113]*[.P$2]+[.O113]*[.O$2]+[.N113]*[.N$2]+[.M113]*[.M$2]+[.L113]*[.L$2]+[.K113]*[.K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T113]*[.$T$2]+[.U113]*[.$U$2]+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" office:value-type="float" office:value="268435456" calcext:value-type="float">
            <text:p>268435456</text:p>
          </table:table-cell>
          <table:table-cell table:number-columns-repeated="12"/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8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S114]*[.S$2]+[.R114]*[.R$2]+[.Q114]*[.Q$2]+[.P114]*[.P$2]+[.O114]*[.O$2]+[.N114]*[.N$2]+[.M114]*[.M$2]+[.L114]*[.L$2]+[.K114]*[.K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T114]*[.$T$2]+[.U114]*[.$U$2]+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" office:value-type="float" office:value="524288" calcext:value-type="float">
            <text:p>524288</text:p>
          </table:table-cell>
          <table:table-cell table:number-columns-repeated="12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S115]*[.S$2]+[.R115]*[.R$2]+[.Q115]*[.Q$2]+[.P115]*[.P$2]+[.O115]*[.O$2]+[.N115]*[.N$2]+[.M115]*[.M$2]+[.L115]*[.L$2]+[.K115]*[.K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T115]*[.$T$2]+[.U115]*[.$U$2]+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S116]*[.S$2]+[.R116]*[.R$2]+[.Q116]*[.Q$2]+[.P116]*[.P$2]+[.O116]*[.O$2]+[.N116]*[.N$2]+[.M116]*[.M$2]+[.L116]*[.L$2]+[.K116]*[.K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T116]*[.$T$2]+[.U116]*[.$U$2]+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" office:value-type="float" office:value="278528" calcext:value-type="float">
            <text:p>278528</text:p>
          </table:table-cell>
          <table:table-cell table:number-columns-repeated="12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S117]*[.S$2]+[.R117]*[.R$2]+[.Q117]*[.Q$2]+[.P117]*[.P$2]+[.O117]*[.O$2]+[.N117]*[.N$2]+[.M117]*[.M$2]+[.L117]*[.L$2]+[.K117]*[.K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T117]*[.$T$2]+[.U117]*[.$U$2]+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" office:value-type="float" office:value="4096" calcext:value-type="float">
            <text:p>4096</text:p>
          </table:table-cell>
          <table:table-cell table:number-columns-repeated="12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S118]*[.S$2]+[.R118]*[.R$2]+[.Q118]*[.Q$2]+[.P118]*[.P$2]+[.O118]*[.O$2]+[.N118]*[.N$2]+[.M118]*[.M$2]+[.L118]*[.L$2]+[.K118]*[.K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T118]*[.$T$2]+[.U118]*[.$U$2]+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" office:value-type="float" office:value="294912" calcext:value-type="float">
            <text:p>294912</text:p>
          </table:table-cell>
          <table:table-cell table:number-columns-repeated="12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S119]*[.S$2]+[.R119]*[.R$2]+[.Q119]*[.Q$2]+[.P119]*[.P$2]+[.O119]*[.O$2]+[.N119]*[.N$2]+[.M119]*[.M$2]+[.L119]*[.L$2]+[.K119]*[.K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T119]*[.$T$2]+[.U119]*[.$U$2]+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" office:value-type="float" office:value="4096" calcext:value-type="float">
            <text:p>4096</text:p>
          </table:table-cell>
          <table:table-cell table:number-columns-repeated="12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S120]*[.S$2]+[.R120]*[.R$2]+[.Q120]*[.Q$2]+[.P120]*[.P$2]+[.O120]*[.O$2]+[.N120]*[.N$2]+[.M120]*[.M$2]+[.L120]*[.L$2]+[.K120]*[.K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T120]*[.$T$2]+[.U120]*[.$U$2]+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" office:value-type="float" office:value="134217728" calcext:value-type="float">
            <text:p>134217728</text:p>
          </table:table-cell>
          <table:table-cell table:number-columns-repeated="12"/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27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S121]*[.S$2]+[.R121]*[.R$2]+[.Q121]*[.Q$2]+[.P121]*[.P$2]+[.O121]*[.O$2]+[.N121]*[.N$2]+[.M121]*[.M$2]+[.L121]*[.L$2]+[.K121]*[.K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T121]*[.$T$2]+[.U121]*[.$U$2]+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" office:value-type="float" office:value="524288" calcext:value-type="float">
            <text:p>524288</text:p>
          </table:table-cell>
          <table:table-cell table:number-columns-repeated="12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S122]*[.S$2]+[.R122]*[.R$2]+[.Q122]*[.Q$2]+[.P122]*[.P$2]+[.O122]*[.O$2]+[.N122]*[.N$2]+[.M122]*[.M$2]+[.L122]*[.L$2]+[.K122]*[.K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T122]*[.$T$2]+[.U122]*[.$U$2]+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3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S123]*[.S$2]+[.R123]*[.R$2]+[.Q123]*[.Q$2]+[.P123]*[.P$2]+[.O123]*[.O$2]+[.N123]*[.N$2]+[.M123]*[.M$2]+[.L123]*[.L$2]+[.K123]*[.K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T123]*[.$T$2]+[.U123]*[.$U$2]+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" office:value-type="float" office:value="278528" calcext:value-type="float">
            <text:p>278528</text:p>
          </table:table-cell>
          <table:table-cell table:number-columns-repeated="12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S124]*[.S$2]+[.R124]*[.R$2]+[.Q124]*[.Q$2]+[.P124]*[.P$2]+[.O124]*[.O$2]+[.N124]*[.N$2]+[.M124]*[.M$2]+[.L124]*[.L$2]+[.K124]*[.K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T124]*[.$T$2]+[.U124]*[.$U$2]+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" office:value-type="float" office:value="4096" calcext:value-type="float">
            <text:p>4096</text:p>
          </table:table-cell>
          <table:table-cell table:number-columns-repeated="12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S125]*[.S$2]+[.R125]*[.R$2]+[.Q125]*[.Q$2]+[.P125]*[.P$2]+[.O125]*[.O$2]+[.N125]*[.N$2]+[.M125]*[.M$2]+[.L125]*[.L$2]+[.K125]*[.K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T125]*[.$T$2]+[.U125]*[.$U$2]+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" office:value-type="float" office:value="294912" calcext:value-type="float">
            <text:p>294912</text:p>
          </table:table-cell>
          <table:table-cell table:number-columns-repeated="12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S126]*[.S$2]+[.R126]*[.R$2]+[.Q126]*[.Q$2]+[.P126]*[.P$2]+[.O126]*[.O$2]+[.N126]*[.N$2]+[.M126]*[.M$2]+[.L126]*[.L$2]+[.K126]*[.K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T126]*[.$T$2]+[.U126]*[.$U$2]+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" office:value-type="float" office:value="4096" calcext:value-type="float">
            <text:p>4096</text:p>
          </table:table-cell>
          <table:table-cell table:number-columns-repeated="12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S127]*[.S$2]+[.R127]*[.R$2]+[.Q127]*[.Q$2]+[.P127]*[.P$2]+[.O127]*[.O$2]+[.N127]*[.N$2]+[.M127]*[.M$2]+[.L127]*[.L$2]+[.K127]*[.K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T127]*[.$T$2]+[.U127]*[.$U$2]+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" office:value-type="float" office:value="67108864" calcext:value-type="float">
            <text:p>67108864</text:p>
          </table:table-cell>
          <table:table-cell table:number-columns-repeated="12"/>
          <table:table-cell table:style-name="ce11" table:number-columns-repeated="4"/>
          <table:table-cell table:style-name="ce10" office:value-type="float" office:value="1" calcext:value-type="float">
            <text:p>1</text:p>
          </table:table-cell>
          <table:table-cell table:style-name="ce11" table:number-columns-repeated="26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S128]*[.S$2]+[.R128]*[.R$2]+[.Q128]*[.Q$2]+[.P128]*[.P$2]+[.O128]*[.O$2]+[.N128]*[.N$2]+[.M128]*[.M$2]+[.L128]*[.L$2]+[.K128]*[.K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T128]*[.$T$2]+[.U128]*[.$U$2]+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" office:value-type="float" office:value="524288" calcext:value-type="float">
            <text:p>524288</text:p>
          </table:table-cell>
          <table:table-cell table:number-columns-repeated="12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S129]*[.S$2]+[.R129]*[.R$2]+[.Q129]*[.Q$2]+[.P129]*[.P$2]+[.O129]*[.O$2]+[.N129]*[.N$2]+[.M129]*[.M$2]+[.L129]*[.L$2]+[.K129]*[.K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T129]*[.$T$2]+[.U129]*[.$U$2]+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3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S130]*[.S$2]+[.R130]*[.R$2]+[.Q130]*[.Q$2]+[.P130]*[.P$2]+[.O130]*[.O$2]+[.N130]*[.N$2]+[.M130]*[.M$2]+[.L130]*[.L$2]+[.K130]*[.K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T130]*[.$T$2]+[.U130]*[.$U$2]+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" office:value-type="float" office:value="220" calcext:value-type="float">
            <text:p>220</text:p>
          </table:table-cell>
          <table:table-cell table:number-columns-repeated="11"/>
          <table:table-cell table:style-name="Default"/>
          <table:table-cell table:number-columns-repeated="22"/>
          <table:table-cell table:style-name="ce11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S131]*[.S$2]+[.R131]*[.R$2]+[.Q131]*[.Q$2]+[.P131]*[.P$2]+[.O131]*[.O$2]+[.N131]*[.N$2]+[.M131]*[.M$2]+[.L131]*[.L$2]+[.K131]*[.K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T131]*[.$T$2]+[.U131]*[.$U$2]+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S132]*[.S$2]+[.R132]*[.R$2]+[.Q132]*[.Q$2]+[.P132]*[.P$2]+[.O132]*[.O$2]+[.N132]*[.N$2]+[.M132]*[.M$2]+[.L132]*[.L$2]+[.K132]*[.K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T132]*[.$T$2]+[.U132]*[.$U$2]+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" office:value-type="float" office:value="232" calcext:value-type="float">
            <text:p>232</text:p>
          </table:table-cell>
          <table:table-cell table:number-columns-repeated="11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S133]*[.S$2]+[.R133]*[.R$2]+[.Q133]*[.Q$2]+[.P133]*[.P$2]+[.O133]*[.O$2]+[.N133]*[.N$2]+[.M133]*[.M$2]+[.L133]*[.L$2]+[.K133]*[.K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T133]*[.$T$2]+[.U133]*[.$U$2]+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S134]*[.S$2]+[.R134]*[.R$2]+[.Q134]*[.Q$2]+[.P134]*[.P$2]+[.O134]*[.O$2]+[.N134]*[.N$2]+[.M134]*[.M$2]+[.L134]*[.L$2]+[.K134]*[.K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T134]*[.$T$2]+[.U134]*[.$U$2]+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" office:value-type="float" office:value="233" calcext:value-type="float">
            <text:p>233</text:p>
          </table:table-cell>
          <table:table-cell table:number-columns-repeated="11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S135]*[.S$2]+[.R135]*[.R$2]+[.Q135]*[.Q$2]+[.P135]*[.P$2]+[.O135]*[.O$2]+[.N135]*[.N$2]+[.M135]*[.M$2]+[.L135]*[.L$2]+[.K135]*[.K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T135]*[.$T$2]+[.U135]*[.$U$2]+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S136]*[.S$2]+[.R136]*[.R$2]+[.Q136]*[.Q$2]+[.P136]*[.P$2]+[.O136]*[.O$2]+[.N136]*[.N$2]+[.M136]*[.M$2]+[.L136]*[.L$2]+[.K136]*[.K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T136]*[.$T$2]+[.U136]*[.$U$2]+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" office:value-type="float" office:value="208" calcext:value-type="float">
            <text:p>208</text:p>
          </table:table-cell>
          <table:table-cell table:number-columns-repeated="11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S137]*[.S$2]+[.R137]*[.R$2]+[.Q137]*[.Q$2]+[.P137]*[.P$2]+[.O137]*[.O$2]+[.N137]*[.N$2]+[.M137]*[.M$2]+[.L137]*[.L$2]+[.K137]*[.K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T137]*[.$T$2]+[.U137]*[.$U$2]+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S138]*[.S$2]+[.R138]*[.R$2]+[.Q138]*[.Q$2]+[.P138]*[.P$2]+[.O138]*[.O$2]+[.N138]*[.N$2]+[.M138]*[.M$2]+[.L138]*[.L$2]+[.K138]*[.K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T138]*[.$T$2]+[.U138]*[.$U$2]+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" office:value-type="float" office:value="200" calcext:value-type="float">
            <text:p>200</text:p>
          </table:table-cell>
          <table:table-cell table:number-columns-repeated="11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S139]*[.S$2]+[.R139]*[.R$2]+[.Q139]*[.Q$2]+[.P139]*[.P$2]+[.O139]*[.O$2]+[.N139]*[.N$2]+[.M139]*[.M$2]+[.L139]*[.L$2]+[.K139]*[.K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T139]*[.$T$2]+[.U139]*[.$U$2]+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3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S140]*[.S$2]+[.R140]*[.R$2]+[.Q140]*[.Q$2]+[.P140]*[.P$2]+[.O140]*[.O$2]+[.N140]*[.N$2]+[.M140]*[.M$2]+[.L140]*[.L$2]+[.K140]*[.K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T140]*[.$T$2]+[.U140]*[.$U$2]+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" office:value-type="float" office:value="65792" calcext:value-type="float">
            <text:p>65792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S141]*[.S$2]+[.R141]*[.R$2]+[.Q141]*[.Q$2]+[.P141]*[.P$2]+[.O141]*[.O$2]+[.N141]*[.N$2]+[.M141]*[.M$2]+[.L141]*[.L$2]+[.K141]*[.K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T141]*[.$T$2]+[.U141]*[.$U$2]+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S142]*[.S$2]+[.R142]*[.R$2]+[.Q142]*[.Q$2]+[.P142]*[.P$2]+[.O142]*[.O$2]+[.N142]*[.N$2]+[.M142]*[.M$2]+[.L142]*[.L$2]+[.K142]*[.K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T142]*[.$T$2]+[.U142]*[.$U$2]+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3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S143]*[.S$2]+[.R143]*[.R$2]+[.Q143]*[.Q$2]+[.P143]*[.P$2]+[.O143]*[.O$2]+[.N143]*[.N$2]+[.M143]*[.M$2]+[.L143]*[.L$2]+[.K143]*[.K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T143]*[.$T$2]+[.U143]*[.$U$2]+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" office:value-type="float" office:value="66560" calcext:value-type="float">
            <text:p>66560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S144]*[.S$2]+[.R144]*[.R$2]+[.Q144]*[.Q$2]+[.P144]*[.P$2]+[.O144]*[.O$2]+[.N144]*[.N$2]+[.M144]*[.M$2]+[.L144]*[.L$2]+[.K144]*[.K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T144]*[.$T$2]+[.U144]*[.$U$2]+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S145]*[.S$2]+[.R145]*[.R$2]+[.Q145]*[.Q$2]+[.P145]*[.P$2]+[.O145]*[.O$2]+[.N145]*[.N$2]+[.M145]*[.M$2]+[.L145]*[.L$2]+[.K145]*[.K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T145]*[.$T$2]+[.U145]*[.$U$2]+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H</text:p>
          </table:table-cell>
          <table:table-cell office:value-type="string" calcext:value-type="string">
            <text:p>SP_RAM,M(SP)=H</text:p>
          </table:table-cell>
          <table:table-cell table:style-name="ce3"/>
          <table:table-cell table:formula="of:=DEC2HEX([.F146];8)" office:value-type="string" office:string-value="00000020" calcext:value-type="string">
            <text:p>00000020</text:p>
          </table:table-cell>
          <table:table-cell table:formula="of:=[.S146]*[.S$2]+[.R146]*[.R$2]+[.Q146]*[.Q$2]+[.P146]*[.P$2]+[.O146]*[.O$2]+[.N146]*[.N$2]+[.M146]*[.M$2]+[.L146]*[.L$2]+[.K146]*[.K$2]" office:value-type="float" office:value="32" calcext:value-type="float">
            <text:p>32</text:p>
          </table:table-cell>
          <table:table-cell table:formula="of:=DEC2HEX([.H146];8)" office:value-type="string" office:string-value="00010400" calcext:value-type="string">
            <text:p>00010400</text:p>
          </table:table-cell>
          <table:table-cell table:formula="of:=[.T146]*[.$T$2]+[.U146]*[.$U$2]+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" office:value-type="float" office:value="66560" calcext:value-type="float">
            <text:p>66560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7];8)" office:value-type="string" office:string-value="00000100" calcext:value-type="string">
            <text:p>00000100</text:p>
          </table:table-cell>
          <table:table-cell table:formula="of:=[.S147]*[.S$2]+[.R147]*[.R$2]+[.Q147]*[.Q$2]+[.P147]*[.P$2]+[.O147]*[.O$2]+[.N147]*[.N$2]+[.M147]*[.M$2]+[.L147]*[.L$2]+[.K147]*[.K$2]" office:value-type="float" office:value="256" calcext:value-type="float">
            <text:p>256</text:p>
          </table:table-cell>
          <table:table-cell table:formula="of:=DEC2HEX([.H147];8)" office:value-type="string" office:string-value="00000000" calcext:value-type="string">
            <text:p>00000000</text:p>
          </table:table-cell>
          <table:table-cell table:formula="of:=[.T147]*[.$T$2]+[.U147]*[.$U$2]+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S148]*[.S$2]+[.R148]*[.R$2]+[.Q148]*[.Q$2]+[.P148]*[.P$2]+[.O148]*[.O$2]+[.N148]*[.N$2]+[.M148]*[.M$2]+[.L148]*[.L$2]+[.K148]*[.K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T148]*[.$T$2]+[.U148]*[.$U$2]+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" office:value-type="float" office:value="2147483648" calcext:value-type="float">
            <text:p>2147483648</text:p>
          </table:table-cell>
          <table:table-cell table:number-columns-repeated="11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20:39:43.341274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06T20:40:40.481310833</dc:date>
    <meta:editing-duration>P1DT5H32M59S</meta:editing-duration>
    <meta:editing-cycles>230</meta:editing-cycles>
    <meta:generator>LibreOffice/4.3.3.2$Linux_X86_64 LibreOffice_project/430m0$Build-2</meta:generator>
    <meta:document-statistic meta:table-count="1" meta:cell-count="1178" meta:object-count="0"/>
  </office:meta>
</office:document-meta>
</file>